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4e6" officeooo:paragraph-rsid="0003d4e6"/>
    </style:style>
    <style:style style:name="P2" style:family="paragraph" style:parent-style-name="Standard">
      <style:text-properties fo:font-size="36pt" fo:font-weight="bold" officeooo:rsid="0003d4e6" officeooo:paragraph-rsid="0003d4e6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14pt" fo:font-weight="bold" officeooo:rsid="0003d4e6" officeooo:paragraph-rsid="0003d4e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3d4e6" officeooo:paragraph-rsid="0003d4e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  <style:text-properties fo:font-size="14pt" fo:font-weight="bold" officeooo:rsid="0003d4e6" officeooo:paragraph-rsid="0003d4e6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ista de epsódios de Samurai X</text:p>
      <text:p text:style-name="P1"/>
      <text:p text:style-name="P1"/>
      <text:p text:style-name="P3">1ª temporada</text:p>
      <text:p text:style-name="P1"/>
      <text:p text:style-name="P1">1 Kenshin Battousai, o Espadachim Legendário</text:p>
      <text:p text:style-name="P1">2 O Aluno Rebelde</text:p>
      <text:p text:style-name="P1">3 O Homem Que Deixou o Passado</text:p>
      <text:p text:style-name="P1">4 O Lutador Sanosuke</text:p>
      <text:p text:style-name="P1">5 Kenshin contra Zanza</text:p>
      <text:p text:style-name="P1">6 O Visitante Que Veio Das Trevas</text:p>
      <text:p text:style-name="P1">7 A Grande Luta</text:p>
      <text:p text:style-name="P1">8 A Mulher Misteriosa</text:p>
      <text:p text:style-name="P1">9 Uma Gangue Poderosa</text:p>
      <text:p text:style-name="P1">10 A Tentativa de um Resgate</text:p>
      <text:p text:style-name="P1">11 Uma Colisão Entre a Luz e as Trevas</text:p>
      <text:p text:style-name="P1">12 O Nascimento de Um Espadachim</text:p>
      <text:p text:style-name="P1">13 O Lutador de Sumô</text:p>
      <text:p text:style-name="P1">14 A Médica Nova na Cidade</text:p>
      <text:p text:style-name="P1">15 Os Retalhadores Legendários</text:p>
      <text:p text:style-name="P1">16 A Hora da Verdade</text:p>
      <text:p text:style-name="P1">17 Marimo, o Canhão Humano</text:p>
      <text:p text:style-name="P1">18 A Luta de Yahiko</text:p>
      <text:p text:style-name="P1">19 A Fantasia do Reino Proibido</text:p>
      <text:p text:style-name="P1">20 A Volta do Estilo Shinko</text:p>
      <text:p text:style-name="P1">21 A Ambição de Raijuuta</text:p>
      <text:p text:style-name="P1">22 A Viagem de Trem</text:p>
      <text:p text:style-name="P1">23 Sanosuke Volta ao Passado</text:p>
      <text:p text:style-name="P1">24 Kenshin Contra Sanosuke</text:p>
      <text:p text:style-name="P1">25 O Navio Pirata</text:p>
      <text:p text:style-name="P1">26 A Famosa Pirata Shura</text:p>
      <text:p text:style-name="P1">27 O Fim dos Piratas</text:p>
      <text:p text:style-name="P5">2ª temporada</text:p>
      <text:p text:style-name="P3"/>
      <text:p text:style-name="P4">28 O Retorno do Lobo</text:p>
      <text:p text:style-name="P4">29 O Inimigo Mais Poderoso</text:p>
      <text:p text:style-name="P4">30 A Vingança do Vilão</text:p>
      <text:p text:style-name="P4">31 A Despedida de Kenshin</text:p>
      <text:p text:style-name="P4">32 A Vida Sem Kenshin</text:p>
      <text:p text:style-name="P4">33 À Procura de Kenshin</text:p>
      <text:p text:style-name="P4">34 Uma Garota Valente</text:p>
      <text:p text:style-name="P4">35 A Cidade Roubada</text:p>
      <text:p text:style-name="P4">36 O Encontro de Shishio e Kenshin</text:p>
      <text:p text:style-name="P4">37 Sojiro Versus Kenshin</text:p>
      <text:p text:style-name="P4">38 O Treinamento de Sanosuke</text:p>
      <text:p text:style-name="P4">39 A Espada Mais Poderosa</text:p>
      <text:p text:style-name="P4">40 A Luta Fatal</text:p>
      <text:p text:style-name="P4">41 O Encontro Com o Mestre</text:p>
      <text:p text:style-name="P4">42 A Traição de Aoshi</text:p>
      <text:p text:style-name="P4">43 Entre a Vida e a Morte</text:p>
      <text:p text:style-name="P4">44 A Gangue Mais Poderosa</text:p>
      <text:p text:style-name="P4">45 A Fuga de Shishio</text:p>
      <text:p text:style-name="P4">46 O Navio de Aço</text:p>
      <text:p text:style-name="P4">47 O Encontro da Gangue</text:p>
      <text:p text:style-name="P4">48 O Passado de Anji</text:p>
      <text:p text:style-name="P4">49 Os Olhos do Coração</text:p>
      <text:p text:style-name="P4">50 Hora de Honrar a Promessa</text:p>
      <text:p text:style-name="P4">51 O Duelo Continua</text:p>
      <text:p text:style-name="P4">52 O Ataque a Aoiya</text:p>
      <text:p text:style-name="P4">53 O Gigante versus o Super-Homem</text:p>
      <text:p text:style-name="P4">54 O Paraíso Contra a Terra</text:p>
      <text:p text:style-name="P4">55 O Passado de Sojiro</text:p>
      <text:p text:style-name="P4">56 A Última Batalha de Sojiro</text:p>
      <text:p text:style-name="P4">57 A Batalha Final</text:p>
      <text:p text:style-name="P4">58 A Batalha Continua</text:p>
      <text:p text:style-name="P4">59 A Luta Continua</text:p>
      <text:p text:style-name="P4">60 Uma Luta Sem Vencedor</text:p>
      <text:p text:style-name="P4">61 O Destino do Grupo Juppongatana</text:p>
      <text:p text:style-name="P4">62 A Volta ao Lar</text:p>
      <text:p text:style-name="P5">3ª temporada</text:p>
      <text:p text:style-name="P3"/>
      <text:p text:style-name="P4">63 A Garota do Espadachim</text:p>
      <text:p text:style-name="P4">64 Príncipe Por um Dia</text:p>
      <text:p text:style-name="P4">65 O Cachorro Famoso</text:p>
      <text:p text:style-name="P4">66 O Anel de Noivado</text:p>
      <text:p text:style-name="P4">67 A Espada Lendária</text:p>
      <text:p text:style-name="P4">68 A Profecia se Cumprirá</text:p>
      <text:p text:style-name="P4">69 O Momento da Verdade</text:p>
      <text:p text:style-name="P4">70 Kenshin Nas Trevas</text:p>
      <text:p text:style-name="P4">71 A Traição</text:p>
      <text:p text:style-name="P4">72 O Passado Triste de Shogo e Sayo</text:p>
      <text:p text:style-name="P4">73 O Plano Para Matar</text:p>
      <text:p text:style-name="P4">74 A Tristeza de Sanosuke</text:p>
      <text:p text:style-name="P4">75 A Última Guerra Santa</text:p>
      <text:p text:style-name="P4">76 Uma Nova Chance</text:p>
      <text:p text:style-name="P4">77 Falsa Identidade?</text:p>
      <text:p text:style-name="P4">78 O Artista</text:p>
      <text:p text:style-name="P4">79 Aprendendo a Lutar</text:p>
      <text:p text:style-name="P4">80 O Treinamento</text:p>
      <text:p text:style-name="P4">81 Acontecimento em Shiragaya</text:p>
      <text:p text:style-name="P4">82 Mais Precioso Que o Dinheiro</text:p>
      <text:p text:style-name="P4">83 O Elixir Milagroso</text:p>
      <text:p text:style-name="P4">84 Bálsamo Divino</text:p>
      <text:p text:style-name="P4">85 A Armadilha Está Pronta</text:p>
      <text:p text:style-name="P4">86 Dia Vermelho</text:p>
      <text:p text:style-name="P4">87 O Fim dos Cavaleiros Negros</text:p>
      <text:p text:style-name="P4">88 Promessa Eterna</text:p>
      <text:p text:style-name="P4">89 Entrega Para Meu Anjo</text:p>
      <text:p text:style-name="P4">90 O Mistério do Pentagrama</text:p>
      <text:p text:style-name="P4">91 Próximo Alvo</text:p>
      <text:p text:style-name="P4">92 Lei Marcial</text:p>
      <text:p text:style-name="P4">93 O Inimigo Aguarda</text:p>
      <text:p text:style-name="P4">94 O Desenlace Final</text:p>
      <text:p text:style-name="P4">95 O Fim do Verão (Inédito no Brasi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11:12.033976133</meta:creation-date>
    <dc:date>2017-10-22T22:17:10.648767945</dc:date>
    <meta:editing-duration>PT6M2S</meta:editing-duration>
    <meta:editing-cycles>1</meta:editing-cycles>
    <meta:document-statistic meta:table-count="0" meta:image-count="0" meta:object-count="0" meta:page-count="3" meta:paragraph-count="99" meta:word-count="475" meta:character-count="2279" meta:non-whitespace-character-count="1903"/>
    <meta:generator>LibreOffice/5.4.1.2.0$Linux_X86_64 LibreOffice_project/40m0$Build-2</meta:generator>
  </office:meta>
</office:document-meta>
</file>